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88mm" svg:height="90.06mm" svg:x="160.14mm" svg:y="63.72mm">
            <draw:object draw:notify-on-update-of-ranges="Tabelle1.B11:Tabelle1.B11 Tabelle1.B12:Tabelle1.B12 Tabelle1.C11:Tabelle1.C11 Tabelle1.C12:Tabelle1.C12 Tabelle1.D11:Tabelle1.D11 Tabelle1.D12:Tabelle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CPU Usag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Memory Usag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9551618.74" calcext:value-type="float">
            <text:p>9551618,74</text:p>
          </table:table-cell>
          <table:table-cell office:value-type="float" office:value="27375169.38" calcext:value-type="float">
            <text:p>27375169,38</text:p>
          </table:table-cell>
          <table:table-cell office:value-type="float" office:value="969375.46" calcext:value-type="float">
            <text:p>969375,46</text:p>
          </table:table-cell>
          <table:table-cell/>
          <table:table-cell office:value-type="float" office:value="322.922" calcext:value-type="float">
            <text:p>322,922</text:p>
          </table:table-cell>
          <table:table-cell office:value-type="float" office:value="323.148" calcext:value-type="float">
            <text:p>323,148</text:p>
          </table:table-cell>
          <table:table-cell office:value-type="float" office:value="358.196" calcext:value-type="float">
            <text:p>358,196</text:p>
          </table:table-cell>
          <table:table-cell/>
          <table:table-cell office:value-type="float" office:value="0.847999999999999" calcext:value-type="float">
            <text:p>0,847999999999999</text:p>
          </table:table-cell>
          <table:table-cell office:value-type="float" office:value="1.51" calcext:value-type="float">
            <text:p>1,51</text:p>
          </table:table-cell>
          <table:table-cell office:value-type="float" office:value="2.068" calcext:value-type="float">
            <text:p>2,068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8674473.04" calcext:value-type="float">
            <text:p>8674473,04</text:p>
          </table:table-cell>
          <table:table-cell office:value-type="float" office:value="33465894.04" calcext:value-type="float">
            <text:p>33465894,04</text:p>
          </table:table-cell>
          <table:table-cell office:value-type="float" office:value="1058769.26" calcext:value-type="float">
            <text:p>1058769,26</text:p>
          </table:table-cell>
          <table:table-cell/>
          <table:table-cell office:value-type="float" office:value="327.5" calcext:value-type="float">
            <text:p>327,5</text:p>
          </table:table-cell>
          <table:table-cell office:value-type="float" office:value="267.298" calcext:value-type="float">
            <text:p>267,298</text:p>
          </table:table-cell>
          <table:table-cell office:value-type="float" office:value="351.774" calcext:value-type="float">
            <text:p>351,774</text:p>
          </table:table-cell>
          <table:table-cell/>
          <table:table-cell office:value-type="float" office:value="0.857999999999999" calcext:value-type="float">
            <text:p>0,857999999999999</text:p>
          </table:table-cell>
          <table:table-cell office:value-type="float" office:value="1.402" calcext:value-type="float">
            <text:p>1,4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9878739.36" calcext:value-type="float">
            <text:p>9878739,36</text:p>
          </table:table-cell>
          <table:table-cell office:value-type="float" office:value="29987983.64" calcext:value-type="float">
            <text:p>29987983,64</text:p>
          </table:table-cell>
          <table:table-cell office:value-type="float" office:value="1059829.46" calcext:value-type="float">
            <text:p>1059829,46</text:p>
          </table:table-cell>
          <table:table-cell/>
          <table:table-cell office:value-type="float" office:value="330.866" calcext:value-type="float">
            <text:p>330,866</text:p>
          </table:table-cell>
          <table:table-cell office:value-type="float" office:value="305.202" calcext:value-type="float">
            <text:p>305,202</text:p>
          </table:table-cell>
          <table:table-cell office:value-type="float" office:value="314.868" calcext:value-type="float">
            <text:p>314,868</text:p>
          </table:table-cell>
          <table:table-cell/>
          <table:table-cell office:value-type="float" office:value="0.846" calcext:value-type="float">
            <text:p>0,846</text:p>
          </table:table-cell>
          <table:table-cell office:value-type="float" office:value="1.516" calcext:value-type="float">
            <text:p>1,516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7723014.52" calcext:value-type="float">
            <text:p>7723014,52</text:p>
          </table:table-cell>
          <table:table-cell office:value-type="float" office:value="28852808.4" calcext:value-type="float">
            <text:p>28852808,4</text:p>
          </table:table-cell>
          <table:table-cell office:value-type="float" office:value="1105708.74" calcext:value-type="float">
            <text:p>1105708,74</text:p>
          </table:table-cell>
          <table:table-cell/>
          <table:table-cell office:value-type="float" office:value="364.386" calcext:value-type="float">
            <text:p>364,386</text:p>
          </table:table-cell>
          <table:table-cell office:value-type="float" office:value="312.33" calcext:value-type="float">
            <text:p>312,33</text:p>
          </table:table-cell>
          <table:table-cell office:value-type="float" office:value="315.834" calcext:value-type="float">
            <text:p>315,834</text:p>
          </table:table-cell>
          <table:table-cell/>
          <table:table-cell office:value-type="float" office:value="0.828" calcext:value-type="float">
            <text:p>0,828</text:p>
          </table:table-cell>
          <table:table-cell office:value-type="float" office:value="1.506" calcext:value-type="float">
            <text:p>1,506</text:p>
          </table:table-cell>
          <table:table-cell office:value-type="float" office:value="2.056" calcext:value-type="float">
            <text:p>2,056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8447699.8" calcext:value-type="float">
            <text:p>8447699,8</text:p>
          </table:table-cell>
          <table:table-cell office:value-type="float" office:value="27183622.86" calcext:value-type="float">
            <text:p>27183622,86</text:p>
          </table:table-cell>
          <table:table-cell office:value-type="float" office:value="1200749.42" calcext:value-type="float">
            <text:p>1200749,42</text:p>
          </table:table-cell>
          <table:table-cell/>
          <table:table-cell office:value-type="float" office:value="338.618" calcext:value-type="float">
            <text:p>338,618</text:p>
          </table:table-cell>
          <table:table-cell office:value-type="float" office:value="300.624" calcext:value-type="float">
            <text:p>300,624</text:p>
          </table:table-cell>
          <table:table-cell office:value-type="float" office:value="310.334" calcext:value-type="float">
            <text:p>310,334</text:p>
          </table:table-cell>
          <table:table-cell/>
          <table:table-cell office:value-type="float" office:value="0.843999999999999" calcext:value-type="float">
            <text:p>0,843999999999999</text:p>
          </table:table-cell>
          <table:table-cell office:value-type="float" office:value="1.488" calcext:value-type="float">
            <text:p>1,488</text:p>
          </table:table-cell>
          <table:table-cell office:value-type="float" office:value="2.034" calcext:value-type="float">
            <text:p>2,034</text:p>
          </table:table-cell>
        </table:table-row>
        <table:table-row table:style-name="ro1">
          <table:table-cell office:value-type="string" calcext:value-type="string">
            <text:p>Total Mean</text:p>
          </table:table-cell>
          <table:table-cell table:formula="of:=AVERAGE([.B2:.B6])" office:value-type="float" office:value="8855109.092" calcext:value-type="float">
            <text:p>8855109,092</text:p>
          </table:table-cell>
          <table:table-cell table:formula="of:=AVERAGE([.C2:.C6])" office:value-type="float" office:value="29373095.664" calcext:value-type="float">
            <text:p>29373095,664</text:p>
          </table:table-cell>
          <table:table-cell table:formula="of:=AVERAGE([.D2:.D6])" office:value-type="float" office:value="1078886.468" calcext:value-type="float">
            <text:p>1078886,468</text:p>
          </table:table-cell>
          <table:table-cell/>
          <table:table-cell table:formula="of:=AVERAGE([.F2:.F6])" office:value-type="float" office:value="336.8584" calcext:value-type="float">
            <text:p>336,8584</text:p>
          </table:table-cell>
          <table:table-cell table:formula="of:=AVERAGE([.G2:.G6])" office:value-type="float" office:value="301.7204" calcext:value-type="float">
            <text:p>301,7204</text:p>
          </table:table-cell>
          <table:table-cell table:formula="of:=AVERAGE([.H2:.H6])" office:value-type="float" office:value="330.2012" calcext:value-type="float">
            <text:p>330,2012</text:p>
          </table:table-cell>
          <table:table-cell/>
          <table:table-cell table:formula="of:=AVERAGE([.J2:.J6])" office:value-type="float" office:value="0.8448" calcext:value-type="float">
            <text:p>0,8448</text:p>
          </table:table-cell>
          <table:table-cell table:formula="of:=AVERAGE([.K2:.K6])" office:value-type="float" office:value="1.4844" calcext:value-type="float">
            <text:p>1,4844</text:p>
          </table:table-cell>
          <table:table-cell table:formula="of:=AVERAGE([.L2:.L6])" office:value-type="float" office:value="2.0616" calcext:value-type="float">
            <text:p>2,061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NI</text:p>
          </table:table-cell>
          <table:table-cell table:number-columns-repeated="8"/>
        </table:table-row>
        <table:table-row table:style-name="ro1">
          <table:table-cell/>
          <table:table-cell table:formula="of:=AVERAGE([.B7:.B11])" office:value-type="float" office:value="8855109.092" calcext:value-type="float">
            <text:p>8855109,092</text:p>
          </table:table-cell>
          <table:table-cell table:formula="of:=AVERAGE([.D7:.D11])" office:value-type="float" office:value="1078886.468" calcext:value-type="float">
            <text:p>1078886,468</text:p>
          </table:table-cell>
          <table:table-cell table:formula="of:=AVERAGE([.C7:.C11])" office:value-type="float" office:value="29373095.664" calcext:value-type="float">
            <text:p>29373095,66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.00.0000</text:date>, <text:time style:data-style-name="N2" text:time-value="16:36:48.8335783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9H27M50S</meta:editing-duration>
    <meta:editing-cycles>28</meta:editing-cycles>
    <meta:generator>LibreOffice/6.0.7.3$Linux_X86_64 LibreOffice_project/00m0$Build-3</meta:generator>
    <dc:date>2020-10-16T17:31:23.514377181</dc:date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5cm" svg:stroke-color="#b3b3b3"/>
    </style:style>
    <style:style style:name="ch11" style:family="chart" style:data-style-name="N1000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03">
      <style:chart-properties chart:link-data-style-to-source="true" chart:data-label-number="value" chart:data-label-text="false" chart:data-label-symbol="false"/>
      <style:graphic-properties draw:stroke="none" draw:fill-color="#62a73b" dr3d:edge-rounding="5%"/>
      <style:text-properties fo:font-size="10pt" style:font-size-asian="10pt" style:font-size-complex="10pt"/>
    </style:style>
    <style:style style:name="ch13" style:family="chart" style:data-style-name="N1000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width="0.05cm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07cm" xlink:href=".." xlink:type="simple" chart:class="chart:bar" chart:style-name="ch1">
        <chart:title svg:x="3.148cm" svg:y="0.316cm" chart:style-name="ch2">
          <text:p>Mean Latencies of JVM, GVM and Native Image</text:p>
        </chart:title>
        <chart:subtitle svg:x="5.595cm" svg:y="1.275cm" chart:style-name="ch3">
          <text:p>of Time Windows 51 to 100</text:p>
        </chart:subtitle>
        <chart:legend chart:legend-position="end" svg:x="14.44cm" svg:y="3.706cm" style:legend-expansion="high" chart:style-name="ch4"/>
        <chart:plot-area chart:style-name="ch5" table:cell-range-address="Tabelle1.B11:Tabelle1.D12" chart:data-source-has-labels="row" svg:x="1.33cm" svg:y="2.138cm" svg:width="12.791cm" svg:height="5.708cm">
          <chartooo:coordinate-region svg:x="3.063cm" svg:y="2.337cm" svg:width="11.058cm" svg:height="5.31cm"/>
          <chart:axis chart:dimension="x" chart:name="primary-x" chart:style-name="ch6">
            <chart:title svg:x="6.318cm" svg:y="8.026cm" chart:style-name="ch7">
              <text:p>Execution Platform</text:p>
            </chart:title>
          </chart:axis>
          <chart:axis chart:dimension="y" chart:name="primary-y" chart:style-name="ch8">
            <chart:title svg:x="0.451cm" svg:y="5.909cm" chart:style-name="ch9">
              <text:p>Latency [ns]</text:p>
            </chart:title>
            <chart:grid chart:style-name="ch10" chart:class="major"/>
          </chart:axis>
          <chart:series chart:style-name="ch11" chart:values-cell-range-address="Tabelle1.B12:Tabelle1.B12" chart:label-cell-address="Tabelle1.B11:Tabelle1.B11" chart:class="chart:bar">
            <chart:data-point/>
          </chart:series>
          <chart:series chart:style-name="ch12" chart:values-cell-range-address="Tabelle1.C12:Tabelle1.C12" chart:label-cell-address="Tabelle1.C11:Tabelle1.C11" chart:class="chart:bar">
            <chart:data-point/>
          </chart:series>
          <chart:series chart:style-name="ch13" chart:values-cell-range-address="Tabelle1.D12:Tabelle1.D12" chart:label-cell-address="Tabelle1.D11:Tabelle1.D1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VM</text:p>
                <draw:g>
                  <svg:desc>Tabelle1.B11:Tabelle1.B11</svg:desc>
                </draw:g>
              </table:table-cell>
              <table:table-cell office:value-type="string">
                <text:p>GVM</text:p>
                <draw:g>
                  <svg:desc>Tabelle1.C11:Tabelle1.C11</svg:desc>
                </draw:g>
              </table:table-cell>
              <table:table-cell office:value-type="string">
                <text:p>NI</text:p>
                <draw:g>
                  <svg:desc>Tabelle1.D11:Tabelle1.D1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855109.092">
                <text:p>8855109.092</text:p>
                <draw:g>
                  <svg:desc>Tabelle1.B12:Tabelle1.B12</svg:desc>
                </draw:g>
              </table:table-cell>
              <table:table-cell office:value-type="float" office:value="1078886.468">
                <text:p>1078886.468</text:p>
                <draw:g>
                  <svg:desc>Tabelle1.C12:Tabelle1.C12</svg:desc>
                </draw:g>
              </table:table-cell>
              <table:table-cell office:value-type="float" office:value="29373095.664">
                <text:p>29373095.664</text:p>
                <draw:g>
                  <svg:desc>Tabelle1.D12:Tabelle1.D1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